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0c0c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ffcc99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83caff" draw:textarea-vertical-align="middle" draw:auto-grow-height="false" fo:min-height="0.749cm" fo:min-width="0.499cm"/>
    </style:style>
    <style:style style:name="gr4" style:family="graphic" style:parent-style-name="standard">
      <style:graphic-properties svg:stroke-color="#000000" draw:fill="solid" draw:fill-color="#ffd320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solid" draw:fill-color="#0066cc" draw:textarea-vertical-align="middle" draw:auto-grow-height="false" fo:min-height="0.749cm" fo:min-width="0.499cm"/>
    </style:style>
    <style:style style:name="gr6" style:family="graphic" style:parent-style-name="objectwithoutfill">
      <style:graphic-properties svg:stroke-width="0.6cm" draw:marker-start-width="1.1cm" draw:marker-end="Arrow" draw:marker-end-width="1.2cm" draw:fill="none" draw:textarea-vertical-align="middle" fo:padding-top="0.425cm" fo:padding-bottom="0.425cm" fo:padding-left="0.55cm" fo:padding-right="0.55cm"/>
    </style:style>
    <style:style style:name="gr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7cm" fo:min-width="3.4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7cm" fo:min-width="2.94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7cm" fo:min-width="3.404cm"/>
    </style:style>
    <style:style style:name="gr11" style:family="graphic" style:parent-style-name="standard">
      <style:graphic-properties svg:stroke-color="#000000" draw:fill="solid" draw:fill-color="#ff950e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12cm" fo:min-width="0cm"/>
    </style:style>
    <style:style style:name="gr14" style:family="graphic" style:parent-style-name="standard">
      <style:graphic-properties svg:stroke-color="#000000" draw:fill="solid" draw:fill-color="#ffffcc" draw:textarea-vertical-align="middle"/>
    </style:style>
    <style:style style:name="gr15" style:family="graphic" style:parent-style-name="standard">
      <style:graphic-properties draw:stroke="solid" svg:stroke-color="#000000" draw:fill="none" fo:min-height="1.172cm"/>
    </style:style>
    <style:style style:name="gr16" style:family="graphic" style:parent-style-name="standard">
      <style:graphic-properties draw:stroke="none" draw:fill="none" fo:min-height="0.71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68cm" fo:min-width="0cm"/>
    </style:style>
    <style:style style:name="gr18" style:family="graphic" style:parent-style-name="standard">
      <style:graphic-properties svg:stroke-width="0cm" svg:stroke-color="#000000" draw:marker-start-width="0.2cm" draw:marker-end-width="0.2cm" draw:fill="solid" draw:fill-color="#ff950e" draw:textarea-horizontal-align="justify" draw:textarea-vertical-align="middle" draw:auto-grow-height="false" fo:padding-top="0.125cm" fo:padding-bottom="0.125cm" fo:padding-left="0.25cm" fo:padding-right="0.25cm"/>
    </style:style>
    <style:style style:name="gr19" style:family="graphic" style:parent-style-name="standard">
      <style:graphic-properties draw:stroke="none" draw:fill="solid" draw:fill-color="#ffffff" draw:opacity="70%" draw:textarea-horizontal-align="justify" draw:textarea-vertical-align="middle" draw:auto-grow-height="false" draw:shadow-opacity="70%"/>
    </style:style>
    <style:style style:name="P1" style:family="paragraph">
      <style:paragraph-properties fo:text-align="center"/>
    </style:style>
    <style:style style:name="P2" style:family="paragraph">
      <style:text-properties fo:font-size="88pt" style:font-size-asian="88pt" style:font-size-complex="88pt"/>
    </style:style>
    <style:style style:name="T1" style:family="text">
      <style:text-properties style:font-name="Liberation Sans3" style:font-name-asian="Liberation Sans3" style:font-name-complex="Liberation Sans3"/>
    </style:style>
    <style:style style:name="T2" style:family="text">
      <style:text-properties fo:font-size="88pt" style:font-size-asian="88pt" style:font-size-complex="8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9.317cm" svg:height="5.336cm" svg:x="5.703cm" svg:y="2.68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3.632cm" svg:height="2.08cm" svg:x="6.698cm" svg:y="5.94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.804cm" svg:height="2.804cm" svg:x="11.13cm" svg:y="6.668cm">
          <text:p/>
          <draw:enhanced-geometry draw:glue-point-type="segments" draw:type="mso-spt100" draw:modifiers="-0.0628380747323116 -179.95174687050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" draw:text-style-name="P1" draw:layer="layout" svg:width="9.316cm" svg:height="5.337cm" svg:x="1cm" svg:y="11.28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4.735cm" svg:height="2.714cm" svg:x="1.239cm" svg:y="14.53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9.316cm" svg:height="5.337cm" svg:x="10.768cm" svg:y="11.28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3.437cm" svg:height="3.437cm" svg:x="16.014cm" svg:y="15.261cm">
          <text:p/>
          <draw:enhanced-geometry draw:glue-point-type="segments" draw:type="mso-spt100" draw:modifiers="-0.0628380747323116 -179.95174687050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" draw:text-style-name="P1" draw:layer="layout" svg:width="9.315cm" svg:height="5.337cm" svg:x="5.885cm" svg:y="19.78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4.736cm" svg:height="2.714cm" svg:x="6.123cm" svg:y="23.03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3.437cm" svg:height="3.437cm" svg:x="11.13cm" svg:y="23.763cm">
          <text:p/>
          <draw:enhanced-geometry draw:glue-point-type="segments" draw:type="mso-spt100" draw:modifiers="-0.0628380747323116 -179.95174687050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" draw:text-style-name="P1" draw:layer="layout" svg:width="2.803cm" svg:height="2.804cm" svg:x="6.427cm" svg:y="15.261cm">
          <text:p/>
          <draw:enhanced-geometry draw:glue-point-type="segments" draw:type="mso-spt100" draw:modifiers="-0.0628380747323116 -179.95174687050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3.631cm" svg:height="2.081cm" svg:x="11.75cm" svg:y="14.53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" draw:text-style-name="P1" draw:layer="layout" svg:x1="9.502cm" svg:y1="8.749cm" svg:x2="7.331cm" svg:y2="11.462cm">
          <text:p/>
        </draw:line>
        <draw:line draw:style-name="gr6" draw:text-style-name="P1" draw:layer="layout" svg:x1="10.859cm" svg:y1="8.749cm" svg:x2="13.301cm" svg:y2="11.372cm">
          <text:p/>
        </draw:line>
        <draw:line draw:style-name="gr6" draw:text-style-name="P1" draw:layer="layout" svg:x1="6.155cm" svg:y1="18.065cm" svg:x2="8.326cm" svg:y2="20.959cm">
          <text:p/>
        </draw:line>
        <draw:line draw:style-name="gr6" draw:text-style-name="P1" draw:layer="layout" svg:x1="15.381cm" svg:y1="18.065cm" svg:x2="13.029cm" svg:y2="20.959cm">
          <text:p/>
        </draw:line>
        <draw:frame draw:style-name="gr7" draw:layer="layout" svg:width="5.68cm" svg:height="1.673cm" svg:x="14.4cm" svg:y="1cm">
          <draw:text-box>
            <text:p>f(x, x, x) <text:s/><text:span text:style-name="T1">→ g(x, x)</text:span></text:p>
            <text:p><text:span text:style-name="T1">a <text:s/>→b</text:span></text:p>
          </draw:text-box>
        </draw:frame>
        <draw:frame draw:style-name="gr8" draw:layer="layout" svg:width="6.683cm" svg:height="0.962cm" svg:x="8.417cm" svg:y="1.638cm">
          <draw:text-box>
            <text:p>h(f(c, c, c), a)</text:p>
          </draw:text-box>
        </draw:frame>
        <draw:frame draw:style-name="gr9" draw:layer="layout" svg:width="4.986cm" svg:height="0.962cm" svg:x="3.614cm" svg:y="10.196cm">
          <draw:text-box>
            <text:p>h(g(c, c), a)</text:p>
          </draw:text-box>
        </draw:frame>
        <draw:frame draw:style-name="gr10" draw:layer="layout" svg:width="5.224cm" svg:height="0.962cm" svg:x="14.476cm" svg:y="10.231cm">
          <draw:text-box>
            <text:p>h(f(c, c, c), b)</text:p>
          </draw:text-box>
        </draw:frame>
        <draw:frame draw:style-name="gr9" draw:layer="layout" svg:width="4.414cm" svg:height="0.962cm" svg:x="9.186cm" svg:y="18.789cm">
          <draw:text-box>
            <text:p>h(g(c, c), b)</text:p>
          </draw:text-box>
        </draw:frame>
      </draw:page>
      <draw:page draw:name="page2" draw:style-name="dp1" draw:master-page-name="Standard">
        <draw:custom-shape draw:style-name="gr1" draw:text-style-name="P1" draw:layer="layout" svg:width="7.925cm" svg:height="2.366cm" svg:x="4.469cm" svg:y="2.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" draw:layer="layout" svg:width="2.032cm" svg:height="1.005cm" svg:x="5.12cm" svg:y="4.46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6.371cm" svg:height="1.644cm" svg:x="5.096cm" svg:y="2.82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" draw:text-style-name="P1" draw:layer="layout" svg:x1="8.018cm" svg:y1="5.826cm" svg:x2="5.593cm" svg:y2="7.66cm">
          <text:p/>
        </draw:line>
        <draw:line draw:style-name="gr6" draw:text-style-name="P1" draw:layer="layout" svg:x1="10.502cm" svg:y1="5.826cm" svg:x2="13.105cm" svg:y2="7.541cm">
          <text:p/>
        </draw:line>
        <draw:custom-shape draw:style-name="gr3" draw:text-style-name="P1" draw:layer="layout" svg:width="1.092cm" svg:height="1.065cm" svg:x="5.593cm" svg:y="4.939cm">
          <text:p/>
          <draw:enhanced-geometry draw:mirror-horizontal="false" draw:mirror-vertical="false" draw:glue-point-type="segments" draw:type="mso-spt100" draw:modifiers="-0.0628380747323116 -179.95174687050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1" draw:text-style-name="P1" draw:layer="layout" svg:width="2.032cm" svg:height="1.006cm" svg:x="7.287cm" svg:y="4.46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1.092cm" svg:height="1.065cm" svg:x="7.76cm" svg:y="4.939cm">
          <text:p/>
          <draw:enhanced-geometry draw:mirror-horizontal="false" draw:mirror-vertical="false" draw:glue-point-type="segments" draw:type="mso-spt100" draw:modifiers="-0.0628380747323116 -179.95174687050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1" draw:text-style-name="P1" draw:layer="layout" svg:width="2.033cm" svg:height="1.006cm" svg:x="9.378cm" svg:y="4.46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1.092cm" svg:height="1.065cm" svg:x="9.851cm" svg:y="4.939cm">
          <text:p/>
          <draw:enhanced-geometry draw:mirror-horizontal="false" draw:mirror-vertical="false" draw:glue-point-type="segments" draw:type="mso-spt100" draw:modifiers="-0.0628380747323116 -179.95174687050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" draw:text-style-name="P1" draw:layer="layout" svg:width="7.926cm" svg:height="2.366cm" svg:x="1.157cm" svg:y="7.89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4.223cm" svg:height="1.479cm" svg:x="2.872cm" svg:y="8.84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" draw:layer="layout" svg:width="2.032cm" svg:height="1.006cm" svg:x="3.168cm" svg:y="10.32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1.092cm" svg:height="1.066cm" svg:x="3.641cm" svg:y="10.794cm">
          <text:p/>
          <draw:enhanced-geometry draw:mirror-horizontal="false" draw:mirror-vertical="false" draw:glue-point-type="segments" draw:type="mso-spt100" draw:modifiers="-0.0628380747323116 -179.95174687050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1" draw:text-style-name="P1" draw:layer="layout" svg:width="2.033cm" svg:height="1.006cm" svg:x="5.259cm" svg:y="10.32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1.092cm" svg:height="1.066cm" svg:x="5.732cm" svg:y="10.794cm">
          <text:p/>
          <draw:enhanced-geometry draw:mirror-horizontal="false" draw:mirror-vertical="false" draw:glue-point-type="segments" draw:type="mso-spt100" draw:modifiers="-0.0628380747323116 -179.95174687050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" draw:text-style-name="P1" draw:layer="layout" svg:width="7.925cm" svg:height="2.366cm" svg:x="9.675cm" svg:y="7.89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" draw:layer="layout" svg:width="2.033cm" svg:height="1.006cm" svg:x="10.325cm" svg:y="10.26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6.371cm" svg:height="1.644cm" svg:x="10.302cm" svg:y="8.61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" draw:layer="layout" svg:width="2.033cm" svg:height="1.006cm" svg:x="12.492cm" svg:y="10.26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1.092cm" svg:height="1.065cm" svg:x="12.966cm" svg:y="10.735cm">
          <text:p/>
          <draw:enhanced-geometry draw:mirror-horizontal="false" draw:mirror-vertical="false" draw:glue-point-type="segments" draw:type="mso-spt100" draw:modifiers="-0.0628380747323116 -179.95174687050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1" draw:text-style-name="P1" draw:layer="layout" svg:width="2.032cm" svg:height="1.006cm" svg:x="14.584cm" svg:y="10.26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1.092cm" svg:height="1.065cm" svg:x="15.057cm" svg:y="10.735cm">
          <text:p/>
          <draw:enhanced-geometry draw:mirror-horizontal="false" draw:mirror-vertical="false" draw:glue-point-type="segments" draw:type="mso-spt100" draw:modifiers="-0.0628380747323116 -179.95174687050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" draw:text-style-name="P1" draw:layer="layout" svg:width="1.242cm" svg:height="1.242cm" svg:x="10.68cm" svg:y="10.736cm">
          <text:p/>
          <draw:enhanced-geometry draw:glue-point-type="segments" draw:type="mso-spt100" draw:modifiers="-0.0628380747323116 -179.95174687050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" draw:text-style-name="P1" draw:layer="layout" svg:width="7.925cm" svg:height="2.366cm" svg:x="8.846cm" svg:y="13.83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" draw:layer="layout" svg:width="2.032cm" svg:height="1.005cm" svg:x="9.497cm" svg:y="16.20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6.371cm" svg:height="1.645cm" svg:x="9.473cm" svg:y="14.55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" draw:layer="layout" svg:width="2.032cm" svg:height="1.006cm" svg:x="11.664cm" svg:y="16.20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" draw:layer="layout" svg:width="2.033cm" svg:height="1.006cm" svg:x="13.755cm" svg:y="16.20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1.091cm" svg:height="1.066cm" svg:x="14.229cm" svg:y="16.676cm">
          <text:p/>
          <draw:enhanced-geometry draw:mirror-horizontal="false" draw:mirror-vertical="false" draw:glue-point-type="segments" draw:type="mso-spt100" draw:modifiers="-0.0628380747323116 -179.95174687050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" draw:text-style-name="P1" draw:layer="layout" svg:width="1.242cm" svg:height="1.243cm" svg:x="9.851cm" svg:y="16.677cm">
          <text:p/>
          <draw:enhanced-geometry draw:glue-point-type="segments" draw:type="mso-spt100" draw:modifiers="-0.0628380747323116 -179.95174687050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" draw:text-style-name="P1" draw:layer="layout" svg:width="7.926cm" svg:height="2.366cm" svg:x="8.136cm" svg:y="20.00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" draw:layer="layout" svg:width="2.032cm" svg:height="1.005cm" svg:x="8.787cm" svg:y="22.36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6.371cm" svg:height="1.644cm" svg:x="8.763cm" svg:y="20.72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" draw:layer="layout" svg:width="2.032cm" svg:height="1.006cm" svg:x="10.954cm" svg:y="22.36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" draw:layer="layout" svg:width="2.032cm" svg:height="1.006cm" svg:x="13.046cm" svg:y="22.36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1.242cm" svg:height="1.242cm" svg:x="9.141cm" svg:y="22.942cm">
          <text:p/>
          <draw:enhanced-geometry draw:glue-point-type="segments" draw:type="mso-spt100" draw:modifiers="-0.0628380747323116 -179.95174687050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" draw:text-style-name="P1" draw:layer="layout" svg:width="1.242cm" svg:height="1.243cm" svg:x="12.099cm" svg:y="16.677cm">
          <text:p/>
          <draw:enhanced-geometry draw:glue-point-type="segments" draw:type="mso-spt100" draw:modifiers="-0.0628380747323116 -179.95174687050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" draw:text-style-name="P1" draw:layer="layout" svg:width="1.242cm" svg:height="1.242cm" svg:x="11.33cm" svg:y="22.942cm">
          <text:p/>
          <draw:enhanced-geometry draw:glue-point-type="segments" draw:type="mso-spt100" draw:modifiers="-0.0628380747323116 -179.95174687050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" draw:text-style-name="P1" draw:layer="layout" svg:width="1.243cm" svg:height="1.242cm" svg:x="13.4cm" svg:y="22.942cm">
          <text:p/>
          <draw:enhanced-geometry draw:glue-point-type="segments" draw:type="mso-spt100" draw:modifiers="-0.0628380747323116 -179.95174687050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" draw:text-style-name="P1" draw:layer="layout" svg:width="7.926cm" svg:height="2.366cm" svg:x="4.351cm" svg:y="25.09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4.223cm" svg:height="1.479cm" svg:x="6.066cm" svg:y="26.0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" draw:layer="layout" svg:width="2.032cm" svg:height="1.006cm" svg:x="6.362cm" svg:y="27.51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" draw:layer="layout" svg:width="2.033cm" svg:height="1.006cm" svg:x="8.453cm" svg:y="27.51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1.242cm" svg:height="1.242cm" svg:x="6.717cm" svg:y="28.051cm">
          <text:p/>
          <draw:enhanced-geometry draw:glue-point-type="segments" draw:type="mso-spt100" draw:modifiers="-0.0628380747323116 -179.95174687050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" draw:text-style-name="P1" draw:layer="layout" svg:width="1.242cm" svg:height="1.242cm" svg:x="8.906cm" svg:y="28.051cm">
          <text:p/>
          <draw:enhanced-geometry draw:glue-point-type="segments" draw:type="mso-spt100" draw:modifiers="-0.0628380747323116 -179.95174687050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" draw:text-style-name="P1" draw:layer="layout" svg:width="7.925cm" svg:height="2.366cm" svg:x="0.375cm" svg:y="15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4.223cm" svg:height="1.479cm" svg:x="2.09cm" svg:y="16.44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" draw:layer="layout" svg:width="2.033cm" svg:height="1.005cm" svg:x="2.385cm" svg:y="17.92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" draw:layer="layout" svg:width="2.032cm" svg:height="1.005cm" svg:x="4.477cm" svg:y="17.92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1.092cm" svg:height="1.065cm" svg:x="4.95cm" svg:y="18.398cm">
          <text:p/>
          <draw:enhanced-geometry draw:mirror-horizontal="false" draw:mirror-vertical="false" draw:glue-point-type="segments" draw:type="mso-spt100" draw:modifiers="-0.0628380747323116 -179.95174687050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" draw:text-style-name="P1" draw:layer="layout" svg:width="1.242cm" svg:height="1.242cm" svg:x="2.74cm" svg:y="18.398cm">
          <text:p/>
          <draw:enhanced-geometry draw:glue-point-type="segments" draw:type="mso-spt100" draw:modifiers="-0.0628380747323116 -179.95174687050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6" draw:text-style-name="P1" draw:layer="layout" svg:x1="5.247cm" svg:y1="12.166cm" svg:x2="5.147cm" svg:y2="15.3cm">
          <text:p/>
        </draw:line>
        <draw:line draw:style-name="gr6" draw:text-style-name="P1" draw:layer="layout" svg:x1="4.6cm" svg:y1="19.4cm" svg:x2="7.1cm" svg:y2="24.2cm">
          <text:p/>
        </draw:line>
        <draw:line draw:style-name="gr6" draw:text-style-name="P1" draw:layer="layout" svg:x1="11.6cm" svg:y1="23.8cm" svg:x2="10.2cm" svg:y2="25.8cm">
          <text:p/>
        </draw:line>
        <draw:line draw:style-name="gr6" draw:text-style-name="P1" draw:layer="layout" svg:x1="11.6cm" svg:y1="17.7cm" svg:x2="11.5cm" svg:y2="20.1cm">
          <text:p/>
        </draw:line>
        <draw:line draw:style-name="gr6" draw:text-style-name="P1" draw:layer="layout" svg:x1="12.2cm" svg:y1="11.5cm" svg:x2="12cm" svg:y2="13.9cm">
          <text:p/>
        </draw:line>
        <draw:frame draw:style-name="gr7" draw:layer="layout" svg:width="5.68cm" svg:height="1.673cm" svg:x="14.3cm" svg:y="1.027cm">
          <draw:text-box>
            <text:p>f(x, x, x) <text:s/><text:span text:style-name="T1">→ g(x, x)</text:span></text:p>
            <text:p><text:span text:style-name="T1">a <text:s/>→b</text:span></text:p>
          </draw:text-box>
        </draw:frame>
        <draw:frame draw:style-name="gr12" draw:layer="layout" svg:width="7.102cm" svg:height="0.962cm" svg:x="5.398cm" svg:y="1.238cm">
          <draw:text-box>
            <text:p>f(h(a, a), h(a, a), h(a, a)</text:p>
          </draw:text-box>
        </draw:frame>
        <draw:frame draw:style-name="gr12" draw:layer="layout" svg:width="5.298cm" svg:height="0.962cm" svg:x="0.002cm" svg:y="7.038cm">
          <draw:text-box>
            <text:p>g(h(a, a), h(a, a))</text:p>
          </draw:text-box>
        </draw:frame>
        <draw:frame draw:style-name="gr12" draw:layer="layout" svg:width="7.102cm" svg:height="0.962cm" svg:x="13cm" svg:y="6.9cm">
          <draw:text-box>
            <text:p>f(h(b, a), h(a, a), h(a, a)</text:p>
          </draw:text-box>
        </draw:frame>
        <draw:frame draw:style-name="gr12" draw:layer="layout" svg:width="7.102cm" svg:height="0.962cm" svg:x="13cm" svg:y="13.2cm">
          <draw:text-box>
            <text:p>f(h(b, a), h(b, a), h(a, a)</text:p>
          </draw:text-box>
        </draw:frame>
        <draw:frame draw:style-name="gr12" draw:layer="layout" svg:width="7.102cm" svg:height="0.962cm" svg:x="12.3cm" svg:y="19.038cm">
          <draw:text-box>
            <text:p>f(h(b, a), h(b, a), h(b, a)</text:p>
          </draw:text-box>
        </draw:frame>
        <draw:frame draw:style-name="gr13" draw:layer="layout" svg:width="5.298cm" svg:height="0.962cm" svg:x="-0.7cm" svg:y="14.5cm">
          <draw:text-box>
            <text:p>g(h(b, a), h(a, a))</text:p>
          </draw:text-box>
        </draw:frame>
        <draw:frame draw:style-name="gr12" draw:layer="layout" svg:width="5.298cm" svg:height="0.962cm" svg:x="2.702cm" svg:y="24.6cm">
          <draw:text-box>
            <text:p>g(h(b, a), h(b, a))</text:p>
          </draw:text-box>
        </draw:frame>
      </draw:page>
      <draw:page draw:name="page3" draw:style-name="dp1" draw:master-page-name="Standard">
        <draw:custom-shape draw:style-name="gr1" draw:text-style-name="P1" draw:layer="layout" svg:width="8.328cm" svg:height="3.352cm" svg:x="5.272cm" svg:y="2.101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6.695cm" svg:height="2.329cm" svg:x="5.931cm" svg:y="3.12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olygon draw:style-name="gr14" draw:text-style-name="P1" draw:layer="layout" svg:width="6.691cm" svg:height="0.944cm" svg:x="5.934cm" svg:y="4.508cm" svg:viewBox="0 0 6692 945" draw:points="0,945 6692,945 5331,0 1366,0">
          <text:p/>
        </draw:polygon>
        <draw:frame draw:style-name="gr15" draw:layer="layout" svg:width="5.648cm" svg:height="1.673cm" svg:x="14.3cm" svg:y="1cm">
          <draw:text-box>
            <text:p>f(g(a,x))→k(x)</text:p>
            <text:p>g(y, b) →g(y, c)</text:p>
          </draw:text-box>
        </draw:frame>
        <draw:frame draw:style-name="gr16" draw:layer="layout" svg:width="3.9cm" svg:height="0.963cm" svg:x="8.1cm" svg:y="1.137cm">
          <draw:text-box>
            <text:p>f(g(a,b))</text:p>
          </draw:text-box>
        </draw:frame>
        <draw:custom-shape draw:style-name="gr1" draw:text-style-name="P1" draw:layer="layout" svg:width="8.328cm" svg:height="3.352cm" svg:x="1.372cm" svg:y="7.101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" draw:layer="layout" svg:width="5.744cm" svg:height="2.8cm" svg:x="2.456cm" svg:y="8.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.804cm" svg:height="2.804cm" svg:x="7.8cm" svg:y="4.1cm">
          <text:p/>
          <draw:enhanced-geometry draw:glue-point-type="segments" draw:type="mso-spt100" draw:modifiers="-0.0628380747323116 -179.95174687050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" draw:text-style-name="P1" draw:layer="layout" svg:width="8.328cm" svg:height="3.352cm" svg:x="11cm" svg:y="7.1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6.695cm" svg:height="2.329cm" svg:x="11.659cm" svg:y="8.12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olygon draw:style-name="gr14" draw:text-style-name="P1" draw:layer="layout" svg:width="6.691cm" svg:height="0.944cm" svg:x="11.662cm" svg:y="9.507cm" svg:viewBox="0 0 6692 945" draw:points="0,945 6692,945 5331,0 1366,0">
          <text:p/>
        </draw:polygon>
        <draw:custom-shape draw:style-name="gr5" draw:text-style-name="P1" draw:layer="layout" svg:width="3.437cm" svg:height="3.437cm" svg:x="13.363cm" svg:y="9.163cm">
          <text:p/>
          <draw:enhanced-geometry draw:glue-point-type="segments" draw:type="mso-spt100" draw:modifiers="-0.0628380747323116 -179.95174687050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6" draw:text-style-name="P1" draw:layer="layout" svg:x1="8.813cm" svg:y1="5.9cm" svg:x2="6.6cm" svg:y2="7.6cm">
          <text:p/>
        </draw:line>
        <draw:line draw:style-name="gr6" draw:text-style-name="P1" draw:layer="layout" svg:x1="11.297cm" svg:y1="5.9cm" svg:x2="13.9cm" svg:y2="7.615cm">
          <text:p/>
        </draw:line>
        <draw:frame draw:style-name="gr16" draw:layer="layout" svg:width="1.9cm" svg:height="0.963cm" svg:x="4.6cm" svg:y="6.037cm">
          <draw:text-box>
            <text:p>k(b)</text:p>
          </draw:text-box>
        </draw:frame>
        <draw:frame draw:style-name="gr16" draw:layer="layout" svg:width="3.9cm" svg:height="0.963cm" svg:x="14.8cm" svg:y="6.137cm">
          <draw:text-box>
            <text:p>f(g(a, c))</text:p>
          </draw:text-box>
        </draw:frame>
        <draw:line draw:style-name="gr6" draw:text-style-name="P1" draw:layer="layout" svg:x1="5.713cm" svg:y1="11.6cm" svg:x2="7cm" svg:y2="14cm">
          <text:p/>
        </draw:line>
        <draw:line draw:style-name="gr6" draw:text-style-name="P1" draw:layer="layout" svg:x1="14.3cm" svg:y1="11.484cm" svg:x2="12.8cm" svg:y2="13.9cm">
          <text:p/>
        </draw:line>
        <draw:frame draw:style-name="gr17" draw:text-style-name="P2" draw:layer="layout" svg:width="2cm" svg:height="3.718cm" svg:x="8.9cm" svg:y="13.1cm">
          <draw:text-box>
            <text:p><text:span text:style-name="T2">?</text:span></text:p>
          </draw:text-box>
        </draw:frame>
      </draw:page>
      <draw:page draw:name="page4" draw:style-name="dp1" draw:master-page-name="Standard">
        <draw:custom-shape draw:style-name="gr2" draw:text-style-name="P1" draw:layer="layout" svg:width="6.695cm" svg:height="2.329cm" svg:x="6.805cm" svg:y="2.22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olygon draw:style-name="gr14" draw:text-style-name="P1" draw:layer="layout" svg:width="6.691cm" svg:height="0.944cm" svg:x="6.808cm" svg:y="3.608cm" svg:viewBox="0 0 6692 945" draw:points="0,945 6692,945 5331,0 1366,0">
          <text:p/>
        </draw:polygon>
        <draw:custom-shape draw:style-name="gr18" draw:text-style-name="P1" draw:layer="layout" svg:width="5.744cm" svg:height="2.8cm" svg:x="2.302cm" svg:y="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.804cm" svg:height="2.804cm" svg:x="8.674cm" svg:y="3.2cm">
          <text:p/>
          <draw:enhanced-geometry draw:glue-point-type="segments" draw:type="mso-spt100" draw:modifiers="-0.0628380747323116 -179.95174687050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6.695cm" svg:height="2.329cm" svg:x="11.505cm" svg:y="6.92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olygon draw:style-name="gr14" draw:text-style-name="P1" draw:layer="layout" svg:width="6.691cm" svg:height="0.944cm" svg:x="11.508cm" svg:y="8.307cm" svg:viewBox="0 0 6692 945" draw:points="0,945 6692,945 5331,0 1366,0">
          <text:p/>
        </draw:polygon>
        <draw:custom-shape draw:style-name="gr5" draw:text-style-name="P1" draw:layer="layout" svg:width="3.437cm" svg:height="3.437cm" svg:x="13.2cm" svg:y="7.963cm">
          <text:p/>
          <draw:enhanced-geometry draw:glue-point-type="segments" draw:type="mso-spt100" draw:modifiers="-0.0628380747323116 -179.95174687050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6" draw:text-style-name="P1" draw:layer="layout" svg:x1="9.5cm" svg:y1="5cm" svg:x2="7.287cm" svg:y2="6.7cm">
          <text:p/>
        </draw:line>
        <draw:line draw:style-name="gr6" draw:text-style-name="P1" draw:layer="layout" svg:x1="10.4cm" svg:y1="5cm" svg:x2="13.003cm" svg:y2="6.715cm">
          <text:p/>
        </draw:line>
        <draw:frame draw:style-name="gr16" draw:layer="layout" svg:width="1.9cm" svg:height="0.963cm" svg:x="4.5cm" svg:y="6.037cm">
          <draw:text-box>
            <text:p>k(b)</text:p>
          </draw:text-box>
        </draw:frame>
        <draw:frame draw:style-name="gr16" draw:layer="layout" svg:width="3.9cm" svg:height="0.963cm" svg:x="13.9cm" svg:y="5.937cm">
          <draw:text-box>
            <text:p>f(g(a, c))</text:p>
          </draw:text-box>
        </draw:frame>
        <draw:frame draw:style-name="gr16" draw:layer="layout" svg:width="3.9cm" svg:height="0.963cm" svg:x="8.874cm" svg:y="1.2cm">
          <draw:text-box>
            <text:p>f(g(a,b))</text:p>
          </draw:text-box>
        </draw:frame>
        <draw:frame draw:style-name="gr15" draw:layer="layout" svg:width="5cm" svg:height="1.673cm" svg:x="15cm" svg:y="1cm">
          <draw:text-box>
            <text:p>f(g(a,x))→k(x)</text:p>
            <text:p>g(y, b) →g(y, c)</text:p>
          </draw:text-box>
        </draw:frame>
        <draw:custom-shape draw:style-name="gr19" draw:text-style-name="P1" draw:layer="layout" svg:width="7.4cm" svg:height="5.9cm" svg:x="6.3cm" svg:y="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3T18:46:06.847717041</meta:creation-date>
    <dc:date>2016-05-21T21:44:02.210755542</dc:date>
    <meta:editing-duration>PT53M</meta:editing-duration>
    <meta:editing-cycles>32</meta:editing-cycles>
    <meta:generator>LibreOffice/4.1.6.2$Linux_X86_64 LibreOffice_project/410$Build-2</meta:generator>
    <dc:creator>Francois SCHWARZENTRUBER</dc:creator>
    <meta:document-statistic meta:object-count="119"/>
  </office:meta>
</office:document-meta>
</file>